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AwareTraxTransformer.fatal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AwareTrax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AwareTraxTransformer.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AwareTraxTransformer.warning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